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Heading_20_1">
      <style:paragraph-properties fo:text-align="center" style:justify-single-word="false"/>
    </style:style>
    <style:style style:name="P5" style:family="paragraph" style:parent-style-name="Heading_20_2">
      <style:text-properties fo:font-size="15pt" style:font-size-asian="15pt" style:font-size-complex="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Notes about Web Apps</text:h>
      <text:p text:style-name="P1"/>
      <text:h text:style-name="P5" text:outline-level="2">Storage capacity</text:h>
      <text:p text:style-name="Text_20_body">All these technologies use the same-origin protection for data access (i.e., javascript can only access data from the url's domain that it was served from).</text:p>
      <text:h text:style-name="Heading_20_3" text:outline-level="3">Storage</text:h>
      <text:p text:style-name="Text_20_body"><text:a xlink:type="simple" xlink:href="http://dev.w3.org/html5/webstorage/">http://dev.w3.org/html5/webstorage/</text:a></text:p>
      <text:p text:style-name="Text_20_body">Implemented on IE 8 and more, and other main browsers.</text:p>
      <text:p text:style-name="Text_20_body"/>
      <text:p text:style-name="Text_20_body">With HTML5, web pages can store data locally within the user's browser.</text:p>
      <text:p text:style-name="Text_20_body">Earlier, this was done with cookies. However, Web Storage is more secure and faster. The data is not included with every server request (as it works for cookies), but used ONLY when asked for. It is also possible to store large amounts of data, without affecting the website's performance.</text:p>
      <text:p text:style-name="Text_20_body">The data is stored in key/value pairs. It can store only string as value (every types are cast as string).</text:p>
      <text:p text:style-name="Text_20_body"/>
      <text:p text:style-name="P2">sessionStorage :</text:p>
      <text:p text:style-name="Text_20_body">Values registered into a window are not found from another browser's window. Idem between two differents tabs into the same browser's window.</text:p>
      <text:p text:style-name="Text_20_body">It allows to pass informations between differents pages through the same window and the same tab, without passing it into HTTP requests.</text:p>
      <text:p text:style-name="P2">localStorage :</text:p>
      <text:p text:style-name="Text_20_body">Informations shared between every windows and every tabs of the same browser's type.</text:p>
      <text:p text:style-name="Text_20_body">i.e : value for a key stored in Chrome is not shared with value for this same key in Safari.</text:p>
      <text:p text:style-name="P2">Storage Event :</text:p>
      <text:p text:style-name="P3">Listen for a setItem or a removeItem call onto a storage within the same domain.</text:p>
      <text:p text:style-name="P3">Can ONLY detect events fired from another tab or another window. If the event was fired from the current page (in its tab from the current window) which is listening to 'storage' changes, it will not launch the associated function into this page.</text:p>
      <text:p text:style-name="P3">Then : storage event is fired only for localStorage (because sessionStorage is available only for the current tab, it makes no sense to fire an event that nobody can catch).</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Cayet</meta:initial-creator>
    <meta:creation-date>2014-01-15T22:01:36</meta:creation-date>
    <dc:date>2014-01-16T00:35:34</dc:date>
    <dc:creator>Nicolas Cayet</dc:creator>
    <meta:editing-duration>PT2H15M29S</meta:editing-duration>
    <meta:editing-cycles>51</meta:editing-cycles>
    <meta:generator>OpenOffice/4.0.0$Unix OpenOffice.org_project/400m3$Build-9702</meta:generator>
    <meta:document-statistic meta:table-count="0" meta:image-count="0" meta:object-count="0" meta:page-count="1" meta:paragraph-count="19" meta:word-count="296" meta:character-count="1751"/>
  </office:meta>
</office:document-meta>
</file>